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6C7C9EA20B02D593F0.png" manifest:media-type="image/png"/>
  <manifest:file-entry manifest:full-path="Pictures/100002010000024500000173952AE02946065A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 Pゴシック1" svg:font-family="'IPA Pゴシック'" style:font-pitch="variable"/>
    <style:font-face style:name="Liberation Sans1" svg:font-family="'Liberation Sans'" style:font-pitch="variable"/>
    <style:font-face style:name="Noto Sans" svg:font-family="'Noto Sans'" style:font-pitch="variable"/>
    <style:font-face style:name="Noto Sans1" svg:font-family="'Noto Sans'" style:font-adornments="標準" style:font-pitch="variable"/>
    <style:font-face style:name="Noto Sans CJK JP Regular" svg:font-family="'Noto Sans CJK JP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VL ゴシック" svg:font-family="'VL 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stroke="solid" svg:stroke-width="0.1cm" svg:stroke-color="#ffffff" draw:marker-start-width="0.123cm" draw:marker-end-width="0.123cm" svg:stroke-opacity="50%" draw:stroke-linejoin="miter" draw:fill="none" fo:padding-top="0.175cm" fo:padding-bottom="0.175cm" fo:padding-left="0.3cm" fo:padding-right="0.3cm"/>
    </style:style>
    <style:style style:name="gr2" style:family="graphic" style:parent-style-name="standard">
      <style:graphic-properties draw:stroke="none" draw:fill="none" draw:textarea-horizontal-align="left" draw:auto-grow-width="true" fo:min-height="0.848cm" fo:min-width="0.002cm" fo:padding-top="0cm" fo:padding-bottom="0cm" fo:padding-left="0cm" fo:padding-right="0cm"/>
    </style:style>
    <style:style style:name="gr3" style:family="graphic" style:parent-style-name="standard">
      <style:graphic-properties draw:stroke="solid" svg:stroke-width="0.159cm" svg:stroke-color="#000000" draw:stroke-linejoin="miter" draw:fill="none" fo:padding-top="0.204cm" fo:padding-bottom="0.204cm" fo:padding-left="0.329cm" fo:padding-right="0.329cm"/>
    </style:style>
    <style:style style:name="gr4" style:family="graphic" style:parent-style-name="standard">
      <style:graphic-properties draw:stroke="solid" svg:stroke-width="0.035cm" svg:stroke-color="#000000" draw:stroke-linejoin="miter" draw:fill="solid" draw:fill-color="#e7e7e7" fo:padding-top="0.142cm" fo:padding-bottom="0.142cm" fo:padding-left="0.267cm" fo:padding-right="0.267cm"/>
    </style:style>
    <style:style style:name="gr5" style:family="graphic" style:parent-style-name="standard">
      <style:graphic-properties draw:stroke="solid" svg:stroke-width="0.071cm" svg:stroke-color="#000000" draw:stroke-linejoin="miter" draw:fill="solid" draw:fill-color="#e7e7e7" fo:padding-top="0.16cm" fo:padding-bottom="0.16cm" fo:padding-left="0.285cm" fo:padding-right="0.285cm"/>
    </style:style>
    <style:style style:name="gr6" style:family="graphic" style:parent-style-name="standard">
      <style:graphic-properties draw:stroke="none" svg:stroke-color="#000000" draw:fill="none" draw:fill-color="#ffffff" draw:textarea-horizontal-align="left" draw:auto-grow-height="true" draw:auto-grow-width="false" fo:min-height="1.051cm" fo:min-width="0cm"/>
    </style:style>
    <style:style style:name="gr7" style:family="graphic" style:parent-style-name="standard">
      <style:graphic-properties draw:stroke="solid" svg:stroke-width="0.071cm" svg:stroke-color="#000000" draw:stroke-linejoin="miter" draw:fill="solid" draw:fill-color="#ffffff" fo:padding-top="0.16cm" fo:padding-bottom="0.16cm" fo:padding-left="0.285cm" fo:padding-right="0.285cm"/>
    </style:style>
    <style:style style:name="gr8" style:family="graphic" style:parent-style-name="standard">
      <style:graphic-properties draw:stroke="none" svg:stroke-color="#000000" draw:fill="none" draw:fill-color="#ffffff" draw:textarea-horizontal-align="left" draw:auto-grow-height="true" draw:auto-grow-width="false" fo:min-height="0.369cm" fo:min-width="0cm"/>
    </style:style>
    <style:style style:name="gr9" style:family="graphic" style:parent-style-name="standard">
      <style:graphic-properties draw:stroke="none" draw:fill="none" draw:textarea-horizontal-align="left" draw:auto-grow-width="true" fo:min-height="0.602cm" fo:min-width="1.712cm" fo:padding-top="0cm" fo:padding-bottom="0cm" fo:padding-left="0cm" fo:padding-right="0cm"/>
    </style:style>
    <style:style style:name="gr10"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862cm" fo:min-width="1.475cm"/>
    </style:style>
    <style:style style:name="gr12" style:family="graphic" style:parent-style-name="standard">
      <style:graphic-properties draw:stroke="none" svg:stroke-color="#000000" draw:fill="none" draw:fill-color="#ffffff" draw:textarea-horizontal-align="left" draw:auto-grow-height="true" draw:auto-grow-width="true" fo:min-height="0.526cm" fo:min-width="1.759cm"/>
    </style:style>
    <style:style style:name="gr13" style:family="graphic" style:parent-style-name="standard">
      <style:graphic-properties draw:stroke="none" svg:stroke-color="#000000" draw:fill="none" draw:fill-color="#ffffff" draw:textarea-horizontal-align="left" draw:auto-grow-height="true" draw:auto-grow-width="false" fo:min-height="0.526cm" fo:min-width="0cm"/>
    </style:style>
    <style:style style:name="gr14" style:family="graphic" style:parent-style-name="standard">
      <style:graphic-properties draw:stroke="solid" svg:stroke-width="0.062cm" svg:stroke-color="#000000" draw:stroke-linejoin="miter" draw:fill="solid" draw:fill-color="#ffffff" fo:padding-top="0.156cm" fo:padding-bottom="0.156cm" fo:padding-left="0.281cm" fo:padding-right="0.281cm"/>
    </style:style>
    <style:style style:name="gr15" style:family="graphic" style:parent-style-name="standard">
      <style:graphic-properties svg:stroke-width="0.1cm" svg:stroke-color="#666666" draw:marker-start-width="0.5cm" draw:marker-end-width="0.5cm" draw:fill="none" draw:textarea-vertical-align="middle" draw:auto-grow-height="false" fo:min-height="4.68cm" fo:min-width="0cm" fo:padding-top="0.175cm" fo:padding-bottom="0.175cm" fo:padding-left="0.3cm" fo:padding-right="0.3cm"/>
    </style:style>
    <style:style style:name="P1" style:family="paragraph">
      <loext:graphic-properties draw:fill="none"/>
      <style:text-properties style:font-name="Noto Sans1"/>
    </style:style>
    <style:style style:name="P2" style:family="paragraph">
      <loext:graphic-properties draw:fill="none"/>
    </style:style>
    <style:style style:name="P3" style:family="paragraph">
      <loext:graphic-properties draw:fill="solid" draw:fill-color="#e7e7e7"/>
    </style:style>
    <style:style style:name="P4" style:family="paragraph">
      <loext:graphic-properties draw:fill="none" draw:fill-color="#ffffff"/>
      <style:text-properties style:font-name="Noto Sans CJK JP Regular" fo:font-size="10pt" style:font-name-asian="Noto Sans CJK JP Regular" style:font-size-asian="10pt" style:font-size-complex="10pt"/>
    </style:style>
    <style:style style:name="P5" style:family="paragraph">
      <loext:graphic-properties draw:fill="solid" draw:fill-color="#ffffff"/>
      <style:text-properties style:font-name="Noto Sans CJK JP Regular" fo:font-size="12pt" style:font-name-asian="Noto Sans CJK JP Regular" style:font-size-asian="12pt" style:font-size-complex="12pt"/>
    </style:style>
    <style:style style:name="P6" style:family="paragraph">
      <loext:graphic-properties draw:fill="none" draw:fill-color="#ffffff"/>
      <style:text-properties style:font-name="Noto Sans CJK JP Regular" fo:font-size="7pt" style:font-name-asian="Noto Sans CJK JP Regular" style:font-size-asian="7pt" style:font-size-complex="7pt"/>
    </style:style>
    <style:style style:name="P7" style:family="paragraph">
      <style:paragraph-properties fo:text-align="center"/>
    </style:style>
    <style:style style:name="P8" style:family="paragraph">
      <loext:graphic-properties draw:fill="none"/>
      <style:paragraph-properties fo:text-align="center"/>
      <style:text-properties style:font-name="Noto Sans CJK JP Regular" fo:font-size="7pt" style:font-size-asian="7pt" style:font-size-complex="7pt"/>
    </style:style>
    <style:style style:name="P9" style:family="paragraph">
      <loext:graphic-properties draw:fill="none"/>
      <style:paragraph-properties fo:text-align="center"/>
    </style:style>
    <style:style style:name="P10" style:family="paragraph">
      <loext:graphic-properties draw:fill="solid" draw:fill-color="#ffffff"/>
    </style:style>
    <style:style style:name="T1" style:family="text">
      <style:text-properties style:font-name="Noto Sans CJK JP Regular" fo:font-size="10pt" style:font-name-asian="Noto Sans CJK JP Regular" style:font-size-asian="10pt" style:font-size-complex="10pt"/>
    </style:style>
    <style:style style:name="T2" style:family="text">
      <style:text-properties style:font-name="Noto Sans CJK JP Regular" fo:font-size="7pt" style:font-name-asian="Noto Sans CJK JP Regular" style:font-size-asian="7pt" style:font-size-complex="7pt"/>
    </style:style>
    <style:style style:name="T3" style:family="text">
      <style:text-properties fo:font-variant="normal" fo:text-transform="none" fo:color="#000000" style:font-name="Noto Sans CJK JP Regular" fo:font-size="7pt" fo:font-style="normal" fo:font-weight="normal"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cm" svg:y1="7.372cm" svg:x2="12.8cm" svg:y2="7.372cm">
          <text:p/>
        </draw:line>
        <draw:frame draw:style-name="gr2" draw:text-style-name="P1" draw:layer="layout" svg:width="0.002cm" svg:height="0.848cm" svg:x="7.2cm" svg:y="6.974cm">
          <draw:text-box>
            <text:p/>
          </draw:text-box>
        </draw:frame>
        <draw:g>
          <draw:line draw:style-name="gr3" draw:text-style-name="P2" draw:layer="layout" svg:x1="7.005cm" svg:y1="0.723cm" svg:x2="7.005cm" svg:y2="0.858cm">
            <text:p/>
          </draw:line>
          <draw:line draw:style-name="gr3" draw:text-style-name="P2" draw:layer="layout" svg:x1="7.129cm" svg:y1="0.723cm" svg:x2="7.129cm" svg:y2="0.858cm">
            <text:p/>
          </draw:line>
          <draw:polygon draw:style-name="gr4" draw:text-style-name="P3" draw:layer="layout" svg:width="0.508cm" svg:height="0.508cm" svg:x="7.547cm" svg:y="0.7cm" svg:viewBox="0 0 509 509" draw:points="0,0 0,509 509,509">
            <text:p/>
          </draw:polygon>
          <draw:polygon draw:style-name="gr5" draw:text-style-name="P3" draw:layer="layout" svg:width="1.355cm" svg:height="1.694cm" svg:x="6.7cm" svg:y="0.7cm" svg:viewBox="0 0 1356 1695" draw:points="0,0 847,0 847,509 1356,509 1356,1695 0,1695">
            <text:p/>
          </draw:polygon>
          <draw:line draw:style-name="gr4" draw:text-style-name="P3" draw:layer="layout" svg:x1="6.869cm" svg:y1="0.943cm" svg:x2="7.378cm" svg:y2="0.943cm">
            <text:p/>
          </draw:line>
          <draw:line draw:style-name="gr4" draw:text-style-name="P3" draw:layer="layout" svg:x1="6.869cm" svg:y1="1.429cm" svg:x2="7.886cm" svg:y2="1.429cm">
            <text:p/>
          </draw:line>
          <draw:line draw:style-name="gr4" draw:text-style-name="P3" draw:layer="layout" svg:x1="6.869cm" svg:y1="1.186cm" svg:x2="7.378cm" svg:y2="1.186cm">
            <text:p/>
          </draw:line>
          <draw:line draw:style-name="gr4" draw:text-style-name="P3" draw:layer="layout" svg:x1="6.869cm" svg:y1="1.672cm" svg:x2="7.886cm" svg:y2="1.672cm">
            <text:p/>
          </draw:line>
          <draw:line draw:style-name="gr4" draw:text-style-name="P3" draw:layer="layout" svg:x1="6.869cm" svg:y1="1.914cm" svg:x2="7.886cm" svg:y2="1.914cm">
            <text:p/>
          </draw:line>
          <draw:line draw:style-name="gr4" draw:text-style-name="P3" draw:layer="layout" svg:x1="6.869cm" svg:y1="2.157cm" svg:x2="7.886cm" svg:y2="2.157cm">
            <text:p/>
          </draw:line>
          <draw:line draw:style-name="gr4" draw:text-style-name="P3" draw:layer="layout" svg:x1="6.869cm" svg:y1="2.4cm" svg:x2="7.886cm" svg:y2="2.4cm">
            <text:p/>
          </draw:line>
        </draw:g>
        <draw:frame draw:style-name="gr6" draw:text-style-name="P4" draw:layer="layout" svg:width="1.907cm" svg:height="1.301cm" svg:x="8.093cm" svg:y="1.1cm">
          <draw:text-box>
            <text:p><text:span text:style-name="T1">署名対象</text:span></text:p>
            <text:p><text:span text:style-name="T1">文書</text:span></text:p>
          </draw:text-box>
        </draw:frame>
        <draw:g>
          <draw:polygon draw:style-name="gr7" draw:text-style-name="P5" draw:layer="layout" svg:width="1.999cm" svg:height="1.389cm" svg:x="4.19cm" svg:y="1cm" svg:viewBox="0 0 2000 1390" draw:points="2000,303 766,303 766,0 0,695 766,1390 766,1088 2000,1088">
            <text:p/>
          </draw:polygon>
          <draw:frame draw:style-name="gr8" draw:text-style-name="P6" draw:layer="layout" svg:width="2.01cm" svg:height="0.619cm" svg:x="4.29cm" svg:y="1.381cm">
            <draw:text-box>
              <text:p><text:span text:style-name="T2">ハッシュ関数</text:span></text:p>
            </draw:text-box>
          </draw:frame>
        </draw:g>
        <draw:g>
          <draw:polygon draw:style-name="gr5" draw:text-style-name="P3" draw:layer="layout" svg:width="1.799cm" svg:height="0.589cm" svg:x="2.2cm" svg:y="1.4cm" svg:viewBox="0 0 1800 590" draw:points="900,590 0,590 0,0 1800,0 1800,590">
            <text:p/>
          </draw:polygon>
          <draw:frame draw:style-name="gr9" draw:text-style-name="P8" draw:layer="layout" svg:width="1.712cm" svg:height="0.602cm" svg:x="2.288cm" svg:y="1.498cm">
            <draw:text-box>
              <text:p text:style-name="P7"><text:span text:style-name="T3">101100110101</text:span></text:p>
            </draw:text-box>
          </draw:frame>
        </draw:g>
        <draw:frame draw:style-name="gr10" draw:text-style-name="P9" draw:layer="layout" svg:width="2cm" svg:height="1.277cm" svg:x="2cm" svg:y="4.886cm">
          <draw:image xlink:href="Pictures/100002010000024500000173952AE02946065A70.png" xlink:type="simple" xlink:show="embed" xlink:actuate="onLoad">
            <text:p/>
          </draw:image>
        </draw:frame>
        <draw:g>
          <draw:polygon draw:style-name="gr7" draw:text-style-name="P10" draw:layer="layout" svg:width="2.562cm" svg:height="1.689cm" svg:x="1.837cm" svg:y="3cm" svg:viewBox="0 0 2563 1690" draw:points="468,0 468,1034 0,1034 1282,1690 2563,1034 2096,1034 2096,0">
            <text:p/>
          </draw:polygon>
          <draw:frame draw:style-name="gr11" draw:text-style-name="P6" draw:layer="layout" svg:width="1.975cm" svg:height="1.112cm" svg:x="2.157cm" svg:y="3.015cm">
            <draw:text-box>
              <text:p><text:span text:style-name="T2">カード内の</text:span></text:p>
              <text:p><text:span text:style-name="T2">秘密鍵で署名</text:span></text:p>
            </draw:text-box>
          </draw:frame>
        </draw:g>
        <draw:frame draw:style-name="gr12" draw:text-style-name="P4" draw:layer="layout" svg:width="2.259cm" svg:height="0.776cm" svg:x="2.1cm" svg:y="0.4cm">
          <draw:text-box>
            <text:p><text:span text:style-name="T1">ハッシュ値</text:span></text:p>
          </draw:text-box>
        </draw:frame>
        <draw:g>
          <draw:polygon draw:style-name="gr5" draw:text-style-name="P3" draw:layer="layout" svg:width="1.799cm" svg:height="0.589cm" svg:x="6.5cm" svg:y="5.29cm" svg:viewBox="0 0 1800 590" draw:points="900,590 0,590 0,0 1800,0 1800,590">
            <text:p/>
          </draw:polygon>
          <draw:frame draw:style-name="gr9" draw:text-style-name="P8" draw:layer="layout" svg:width="1.712cm" svg:height="0.602cm" svg:x="6.588cm" svg:y="5.388cm">
            <draw:text-box>
              <text:p text:style-name="P7"><text:span text:style-name="T3">101100110101</text:span></text:p>
            </draw:text-box>
          </draw:frame>
        </draw:g>
        <draw:frame draw:style-name="gr13" draw:text-style-name="P4" draw:layer="layout" svg:width="1.556cm" svg:height="0.776cm" svg:x="8.2cm" svg:y="5.224cm">
          <draw:text-box>
            <text:p><text:span text:style-name="T1">署名値</text:span></text:p>
          </draw:text-box>
        </draw:frame>
        <draw:polygon draw:style-name="gr7" draw:text-style-name="P5" draw:layer="layout" svg:width="1.999cm" svg:height="1.389cm" svg:x="4.3cm" svg:y="4.9cm" svg:viewBox="0 0 2000 1390" draw:points="0,303 1234,303 1234,0 2000,695 1234,1390 1234,1088 0,1088">
          <text:p/>
        </draw:polygon>
        <draw:frame draw:style-name="gr8" draw:text-style-name="P6" draw:layer="layout" svg:width="2.01cm" svg:height="0.619cm" svg:x="4.2cm" svg:y="5.3cm">
          <draw:text-box>
            <text:p><text:span text:style-name="T2">署名値の出力</text:span></text:p>
          </draw:text-box>
        </draw:frame>
        <draw:g>
          <draw:polygon draw:style-name="gr5" draw:text-style-name="P3" draw:layer="layout" svg:width="1.199cm" svg:height="1.499cm" svg:x="6.9cm" svg:y="3.058cm" svg:viewBox="0 0 1200 1500" draw:points="600,1500 0,1500 0,0 1200,0 1200,1500">
            <text:p/>
          </draw:polygon>
          <draw:line draw:style-name="gr4" draw:text-style-name="P3" draw:layer="layout" svg:x1="7.05cm" svg:y1="3.269cm" svg:x2="7.95cm" svg:y2="3.269cm">
            <text:p/>
          </draw:line>
          <draw:line draw:style-name="gr4" draw:text-style-name="P3" draw:layer="layout" svg:x1="7.05cm" svg:y1="3.481cm" svg:x2="7.95cm" svg:y2="3.481cm">
            <text:p/>
          </draw:line>
          <draw:line draw:style-name="gr4" draw:text-style-name="P3" draw:layer="layout" svg:x1="7.05cm" svg:y1="3.692cm" svg:x2="7.95cm" svg:y2="3.692cm">
            <text:p/>
          </draw:line>
          <draw:line draw:style-name="gr4" draw:text-style-name="P3" draw:layer="layout" svg:x1="7.05cm" svg:y1="3.903cm" svg:x2="7.95cm" svg:y2="3.903cm">
            <text:p/>
          </draw:line>
          <draw:line draw:style-name="gr4" draw:text-style-name="P3" draw:layer="layout" svg:x1="7.05cm" svg:y1="4.115cm" svg:x2="7.95cm" svg:y2="4.115cm">
            <text:p/>
          </draw:line>
          <draw:line draw:style-name="gr4" draw:text-style-name="P3" draw:layer="layout" svg:x1="7.05cm" svg:y1="4.326cm" svg:x2="7.95cm" svg:y2="4.326cm">
            <text:p/>
          </draw:line>
          <draw:polygon draw:style-name="gr14" draw:text-style-name="P10" draw:layer="layout" svg:width="0.561cm" svg:height="0.822cm" svg:x="7.113cm" svg:y="3.977cm" svg:viewBox="0 0 562 823" draw:points="562,823 281,0 0,823 281,625">
            <text:p/>
          </draw:polygon>
          <draw:polygon draw:style-name="gr14" draw:text-style-name="P10" draw:layer="layout" svg:width="0.719cm" svg:height="0.717cm" svg:x="7.033cm" svg:y="3.839cm" svg:viewBox="0 0 720 718" draw:points="360,0 405,94 477,20 489,123 582,76 560,177 663,164 609,252 710,272 631,339 720,391 623,428 691,507 587,510 626,606 527,575 532,679 448,618 420,718 360,633 301,718 272,618 188,679 193,575 94,606 133,510 29,507 97,428 0,391 90,339 10,272 111,252 58,164 160,177 138,76 231,123 243,20 315,94">
            <text:p/>
          </draw:polygon>
        </draw:g>
        <draw:frame draw:style-name="gr13" draw:text-style-name="P4" draw:layer="layout" svg:width="1.556cm" svg:height="0.776cm" svg:x="8.2cm" svg:y="3.5cm">
          <draw:text-box>
            <text:p><text:span text:style-name="T1">証明書</text:span></text:p>
          </draw:text-box>
        </draw:frame>
        <draw:g>
          <draw:polygon draw:style-name="gr5" draw:text-style-name="P3" draw:layer="layout" svg:width="1.999cm" svg:height="2.499cm" svg:x="10.5cm" svg:y="1.9cm" svg:viewBox="0 0 2000 2500" draw:points="1000,2500 0,2500 0,0 2000,0 2000,2500">
            <text:p/>
          </draw:polygon>
          <draw:line draw:style-name="gr4" draw:text-style-name="P3" draw:layer="layout" svg:x1="10.751cm" svg:y1="2.252cm" svg:x2="12.251cm" svg:y2="2.252cm">
            <text:p/>
          </draw:line>
          <draw:line draw:style-name="gr4" draw:text-style-name="P3" draw:layer="layout" svg:x1="10.751cm" svg:y1="2.605cm" svg:x2="12.251cm" svg:y2="2.605cm">
            <text:p/>
          </draw:line>
          <draw:line draw:style-name="gr4" draw:text-style-name="P3" draw:layer="layout" svg:x1="10.751cm" svg:y1="2.956cm" svg:x2="12.251cm" svg:y2="2.956cm">
            <text:p/>
          </draw:line>
          <draw:line draw:style-name="gr4" draw:text-style-name="P3" draw:layer="layout" svg:x1="10.751cm" svg:y1="3.309cm" svg:x2="12.251cm" svg:y2="3.309cm">
            <text:p/>
          </draw:line>
          <draw:line draw:style-name="gr4" draw:text-style-name="P3" draw:layer="layout" svg:x1="10.751cm" svg:y1="3.661cm" svg:x2="12.251cm" svg:y2="3.661cm">
            <text:p/>
          </draw:line>
          <draw:line draw:style-name="gr4" draw:text-style-name="P3" draw:layer="layout" svg:x1="10.751cm" svg:y1="4.013cm" svg:x2="12.251cm" svg:y2="4.013cm">
            <text:p/>
          </draw:line>
          <draw:polygon draw:style-name="gr14" draw:text-style-name="P10" draw:layer="layout" svg:width="0.935cm" svg:height="1.371cm" svg:x="10.854cm" svg:y="3.432cm" svg:viewBox="0 0 936 1372" draw:points="936,1372 468,0 0,1372 468,1042">
            <text:p/>
          </draw:polygon>
          <draw:polygon draw:style-name="gr14" draw:text-style-name="P10" draw:layer="layout" svg:width="1.2cm" svg:height="1.195cm" svg:x="10.722cm" svg:y="3.202cm" svg:viewBox="0 0 1201 1196" draw:points="600,0 674,156 795,33 815,204 970,127 933,296 1105,273 1014,421 1184,454 1051,565 1201,652 1039,714 1152,844 979,850 1043,1010 878,959 887,1132 747,1031 700,1196 600,1055 501,1196 453,1031 314,1132 322,959 157,1010 222,850 49,844 162,714 0,652 149,565 16,454 186,421 96,273 267,296 231,127 385,204 405,33 526,156">
            <text:p/>
          </draw:polygon>
        </draw:g>
        <draw:frame draw:style-name="gr13" draw:text-style-name="P4" draw:layer="layout" svg:width="2.8cm" svg:height="0.776cm" svg:x="10.2cm" svg:y="5cm">
          <draw:text-box>
            <text:p><text:span text:style-name="T1">署名付き文書</text:span></text:p>
          </draw:text-box>
        </draw:frame>
        <draw:custom-shape draw:style-name="gr15" draw:text-style-name="P9" draw:layer="layout" svg:width="0.9cm" svg:height="5.2cm" svg:x="9.4cm" svg:y="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9" draw:layer="layout" svg:width="2.637cm" svg:height="2.4cm" svg:x="0cm" svg:y="5.3cm">
          <draw:image xlink:href="Pictures/10000201000001900000016C7C9EA20B02D593F0.png" xlink:type="simple" xlink:show="embed" xlink:actuate="onLoad">
            <text:p/>
          </draw:image>
        </draw:frame>
        <draw:frame draw:style-name="gr13" draw:text-style-name="P4" draw:layer="layout" svg:width="1.6cm" svg:height="0.776cm" svg:x="0cm" svg:y="3.724cm">
          <draw:text-box>
            <text:p><text:span text:style-name="T1">署名者</text:span></text:p>
          </draw:text-box>
        </draw:frame>
        <draw:polygon draw:style-name="gr7" draw:text-style-name="P5" draw:layer="layout" svg:width="1.599cm" svg:height="0.799cm" svg:x="0.3cm" svg:y="4.7cm" svg:viewBox="0 0 1600 800" draw:points="0,174 987,174 987,0 1600,400 987,800 987,626 0,626">
          <text:p/>
        </draw:polygon>
        <draw:frame draw:style-name="gr8" draw:text-style-name="P6" draw:layer="layout" svg:width="2.01cm" svg:height="0.619cm" svg:x="0.19cm" svg:y="4.8cm">
          <draw:text-box>
            <text:p><text:span text:style-name="T2">PIN</text:span><text:span text:style-name="T2">入力</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 Pゴシック1" svg:font-family="'IPA Pゴシック'" style:font-pitch="variable"/>
    <style:font-face style:name="Liberation Sans1" svg:font-family="'Liberation Sans'" style:font-pitch="variable"/>
    <style:font-face style:name="Noto Sans" svg:font-family="'Noto Sans'" style:font-pitch="variable"/>
    <style:font-face style:name="Noto Sans1" svg:font-family="'Noto Sans'" style:font-adornments="標準" style:font-pitch="variable"/>
    <style:font-face style:name="Noto Sans CJK JP Regular" svg:font-family="'Noto Sans CJK JP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VL ゴシック" svg:font-family="'VL ゴシック'"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1T03:36:00.012450411</dc:date>
    <meta:editing-duration>PT1H24M54S</meta:editing-duration>
    <meta:editing-cycles>36</meta:editing-cycles>
    <meta:generator>LibreOffice/5.2.7.2$Linux_X86_64 LibreOffice_project/20m0$Build-2</meta:generator>
    <meta:document-statistic meta:object-count="59"/>
  </office:meta>
</office:document-meta>
</file>